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top="0cm" fo:margin-bottom="0.247cm" style:contextual-spacing="false" fo:line-height="115%"/>
    </style:style>
    <style:style style:name="P2" style:family="paragraph" style:parent-style-name="Text_20_body" style:list-style-name="L1"/>
    <style:style style:name="P3" style:family="paragraph" style:parent-style-name="Horizontal_20_Line">
      <style:paragraph-properties fo:margin-top="0cm" fo:margin-bottom="0.247cm" style:contextual-spacing="false" fo:line-height="115%"/>
    </style:style>
    <style:style style:name="P4" style:family="paragraph" style:parent-style-name="Heading_20_3">
      <style:paragraph-properties fo:margin-top="0cm" fo:margin-bottom="0.247cm" style:contextual-spacing="false" fo:line-height="115%"/>
    </style:style>
    <style:style style:name="P5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6" style:family="paragraph" style:parent-style-name="Preformatted_20_Text">
      <style:paragraph-properties fo:margin-top="0cm" fo:margin-bottom="0.247cm" style:contextual-spacing="false" fo:line-height="115%"/>
    </style:style>
    <style:style style:name="P7" style:family="paragraph" style:parent-style-name="Preformatted_20_Text">
      <style:paragraph-properties fo:line-height="115%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Flux.jl Transformers Handbook</text:span></text:h>
      <text:h text:style-name="P1" text:outline-level="2"><text:span text:style-name="Strong_20_Emphasis">1. Introduction</text:span></text:h>
      <text:p text:style-name="Text_20_body">Transformers are <text:span text:style-name="Strong_20_Emphasis">sequence models based entirely on attention mechanisms</text:span>, avoiding recurrence. They have revolutionized NLP and sequence modeling tasks due to <text:span text:style-name="Strong_20_Emphasis">parallelizable training, long-range dependency modeling, and scalability</text:span>.</text:p>
      <text:p text:style-name="Text_20_body">Key components:</text:p>
      <text:list text:style-name="L1">
        <text:list-item>
          <text:p text:style-name="P2"><text:span text:style-name="Strong_20_Emphasis">Self-Attention:</text:span> Computes relationships between all tokens in a sequence.</text:p>
        </text:list-item>
        <text:list-item>
          <text:p text:style-name="P2"><text:span text:style-name="Strong_20_Emphasis">Feedforward layers:</text:span> Processes token embeddings independently.</text:p>
        </text:list-item>
        <text:list-item>
          <text:p text:style-name="P2"><text:span text:style-name="Strong_20_Emphasis">Positional encoding:</text:span> Adds order information to token embeddings.</text:p>
        </text:list-item>
        <text:list-item>
          <text:p text:style-name="P2"><text:span text:style-name="Strong_20_Emphasis">Residual connections &amp; layer normalization:</text:span> Stabilize deep models.</text:p>
        </text:list-item>
      </text:list>
      <text:p text:style-name="Text_20_body">Flux.jl provides the building blocks to implement Transformers, including <text:span text:style-name="Strong_20_Emphasis">Dense layers, multi-head attention, and layer normalization</text:span>.</text:p>
      <text:p text:style-name="P3"/>
      <text:h text:style-name="P1" text:outline-level="2"><text:span text:style-name="Strong_20_Emphasis">2. Core Components</text:span></text:h>
      <text:h text:style-name="P4" text:outline-level="3">2.1 Positional Encoding</text:h>
      <text:p text:style-name="Text_20_body">Transformers require positional information because they don’t use recurrence:</text:p>
      <text:section text:style-name="Sect1" text:name="code-block-viewer">
        <text:p text:style-name="P5">using Flux</text:p>
        <text:p text:style-name="P6">using LinearAlgebra</text:p>
        <text:p text:style-name="P6">function positional_encoding(d_model, seq_len)</text:p>
        <text:p text:style-name="P6"><text:s text:c="4"/>PE = zeros(Float32, d_model, seq_len)</text:p>
        <text:p text:style-name="P6"><text:s text:c="4"/>for pos in 0:(seq_len-1)</text:p>
        <text:p text:style-name="P6"><text:s text:c="8"/>for i in 0:(d_model-1)</text:p>
        <text:p text:style-name="P6"><text:s text:c="12"/>if iseven(i)</text:p>
        <text:p text:style-name="P6"><text:s text:c="16"/>PE[i+1, pos+1] = sin(pos / (10000^(i/d_model)))</text:p>
        <text:p text:style-name="P6"><text:s text:c="12"/>else</text:p>
        <text:p text:style-name="P6"><text:s text:c="16"/>PE[i+1, pos+1] = cos(pos / (10000^((i-1)/d_model)))</text:p>
        <text:p text:style-name="P6"><text:s text:c="12"/>end</text:p>
        <text:p text:style-name="P6"><text:s text:c="8"/>end</text:p>
        <text:p text:style-name="P6"><text:s text:c="4"/>end</text:p>
        <text:p text:style-name="P6"><text:s text:c="4"/>return PE</text:p>
        <text:p text:style-name="P6">end</text:p>
        <text:p text:style-name="P6">d_model = 64</text:p>
        <text:p text:style-name="P6">seq_len = 20</text:p>
        <text:p text:style-name="P7"><text:soft-page-break/>PE = positional_encoding(d_model, seq_len)</text:p>
      </text:section>
      <text:p text:style-name="P3"/>
      <text:h text:style-name="P4" text:outline-level="3">2.2 Scaled Dot-Product Attention</text:h>
      <text:section text:style-name="Sect1" text:name="Section1">
        <text:p text:style-name="P5"><text:bookmark text:name="code-block-viewer"/>function scaled_dot_attention(Q, K, V)</text:p>
        <text:p text:style-name="P6"><text:s text:c="4"/>dk = size(K, 1)</text:p>
        <text:p text:style-name="P6"><text:s text:c="4"/>scores = (Q' * K) ./ sqrt(dk)</text:p>
        <text:p text:style-name="P6"><text:s text:c="4"/>attn = Flux.softmax(scores, dims=2)</text:p>
        <text:p text:style-name="P6"><text:s text:c="4"/>return V * attn'</text:p>
        <text:p text:style-name="P7">end</text:p>
      </text:section>
      <text:p text:style-name="P3"/>
      <text:h text:style-name="P4" text:outline-level="3">2.3 Multi-Head Attention</text:h>
      <text:section text:style-name="Sect1" text:name="Section2">
        <text:p text:style-name="P5"><text:bookmark text:name="code-block-viewer Copy 1"/>function multi_head_attention(x, num_heads, d_model)</text:p>
        <text:p text:style-name="P6"><text:s text:c="4"/>head_dim = div(d_model, num_heads)</text:p>
        <text:p text:style-name="P6"><text:s text:c="4"/>Q = Dense(d_model, d_model)(x)</text:p>
        <text:p text:style-name="P6"><text:s text:c="4"/>K = Dense(d_model, d_model)(x)</text:p>
        <text:p text:style-name="P6"><text:s text:c="4"/>V = Dense(d_model, d_model)(x)</text:p>
        <text:p text:style-name="P6"><text:s text:c="4"/></text:p>
        <text:p text:style-name="P6"><text:s text:c="4"/>heads = []</text:p>
        <text:p text:style-name="P6"><text:s text:c="4"/>for i in 1:num_heads</text:p>
        <text:p text:style-name="P6"><text:s text:c="8"/>idx = ((i-1)*head_dim+1):(i*head_dim)</text:p>
        <text:p text:style-name="P6"><text:s text:c="8"/>push!(heads, scaled_dot_attention(Q[idx, :], K[idx, :], V[idx, :]))</text:p>
        <text:p text:style-name="P6"><text:s text:c="4"/>end</text:p>
        <text:p text:style-name="P6"><text:s text:c="4"/></text:p>
        <text:p text:style-name="P6"><text:s text:c="4"/>return cat(heads..., dims=1) |&gt; Dense(d_model, d_model)</text:p>
        <text:p text:style-name="P7">end</text:p>
      </text:section>
      <text:p text:style-name="P3"/>
      <text:h text:style-name="P4" text:outline-level="3">2.4 Transformer Encoder Block</text:h>
      <text:section text:style-name="Sect1" text:name="Section3">
        <text:p text:style-name="P5"><text:bookmark text:name="code-block-viewer Copy 2"/>function transformer_encoder(d_model, num_heads, ff_dim)</text:p>
        <text:p text:style-name="P6"><text:s text:c="4"/>mha = x -&gt; multi_head_attention(x, num_heads, d_model)</text:p>
        <text:p text:style-name="P6"><text:s text:c="4"/>ffn = Chain(</text:p>
        <text:p text:style-name="P6"><text:s text:c="8"/>Dense(d_model, ff_dim), relu,</text:p>
        <text:p text:style-name="P6"><text:s text:c="8"/>Dense(ff_dim, d_model)</text:p>
        <text:p text:style-name="P6"><text:s text:c="4"/>)</text:p>
        <text:p text:style-name="P6"><text:s text:c="4"/></text:p>
        <text:p text:style-name="P6"><text:s text:c="4"/>return Chain(</text:p>
        <text:p text:style-name="P6"><text:s text:c="8"/>x -&gt; x .+ mha(x), <text:s text:c="4"/># residual + attention</text:p>
        <text:p text:style-name="P6"><text:s text:c="8"/>x -&gt; x .+ ffn(x) <text:s text:c="5"/># residual + feedforward</text:p>
        <text:p text:style-name="P6"><text:soft-page-break/><text:s text:c="4"/>)</text:p>
        <text:p text:style-name="P7">end</text:p>
      </text:section>
      <text:p text:style-name="P3"/>
      <text:h text:style-name="P4" text:outline-level="3">2.5 Full Transformer Encoder</text:h>
      <text:p text:style-name="Text_20_body">Stack multiple encoder blocks:</text:p>
      <text:section text:style-name="Sect1" text:name="Section4">
        <text:p text:style-name="P5"><text:bookmark text:name="code-block-viewer Copy 3"/>d_model = 64</text:p>
        <text:p text:style-name="P6">num_heads = 8</text:p>
        <text:p text:style-name="P6">ff_dim = 256</text:p>
        <text:p text:style-name="P6">num_layers = 2</text:p>
        <text:p text:style-name="P7">encoder = Chain([transformer_encoder(d_model, num_heads, ff_dim) for _ in 1:num_layers]...)</text:p>
      </text:section>
      <text:p text:style-name="P3"/>
      <text:h text:style-name="P1" text:outline-level="2"><text:span text:style-name="Strong_20_Emphasis">3. Sequence Modeling Example: Toy Character-Level Transformer</text:span></text:h>
      <text:section text:style-name="Sect1" text:name="Section5">
        <text:p text:style-name="P5"><text:bookmark text:name="code-block-viewer Copy 4"/>using Flux</text:p>
        <text:p text:style-name="P6"># Toy vocabulary and sequence</text:p>
        <text:p text:style-name="P6">chars = ['a','b','c','d']</text:p>
        <text:p text:style-name="P6">vocab_size = length(chars)</text:p>
        <text:p text:style-name="P6">char2idx = Dict(c=&gt;i for (i,c) in enumerate(chars))</text:p>
        <text:p text:style-name="P6">idx2char = Dict(i=&gt;c for (i,c) in enumerate(chars))</text:p>
        <text:p text:style-name="P6">seq_len = 10</text:p>
        <text:p text:style-name="P6">d_model = 64</text:p>
        <text:p text:style-name="P6"># Random example sequence</text:p>
        <text:p text:style-name="P6">x_seq = [char2idx[c] for c in ['a','b','c','a','d','b','c','d','a','b']]</text:p>
        <text:p text:style-name="P6">x_onehot = Flux.onehotbatch(x_seq, 1:vocab_size)</text:p>
        <text:p text:style-name="P6"># Embed characters</text:p>
        <text:p text:style-name="P6">embedding = Dense(vocab_size, d_model)</text:p>
        <text:p text:style-name="P6">x_emb = embedding(x_onehot)</text:p>
        <text:p text:style-name="P6"># Add positional encoding</text:p>
        <text:p text:style-name="P6">x_emb += positional_encoding(d_model, seq_len)</text:p>
        <text:p text:style-name="P6"># Forward through encoder</text:p>
        <text:p text:style-name="P6">y = encoder(x_emb)</text:p>
        <text:p text:style-name="P6"># Map to vocab predictions</text:p>
        <text:p text:style-name="P6">decoder = Dense(d_model, vocab_size)</text:p>
        <text:p text:style-name="P7">ŷ = Flux.softmax.(decoder(y), dims=1)</text:p>
      </text:section>
      <text:p text:style-name="P3"/>
      <text:h text:style-name="P1" text:outline-level="2"><text:span text:style-name="Strong_20_Emphasis">4. Training Loop</text:span></text:h>
      <text:section text:style-name="Sect1" text:name="Section6">
        <text:p text:style-name="P5"><text:bookmark text:name="code-block-viewer Copy 5"/><text:soft-page-break/>using Flux.Optimise: ADAM</text:p>
        <text:p text:style-name="P6">opt = ADAM(1e-3)</text:p>
        <text:p text:style-name="P6">loss(x, y) = sum(crossentropy.(x, y))</text:p>
        <text:p text:style-name="P6">epochs = 20</text:p>
        <text:p text:style-name="P6">for epoch in 1:epochs</text:p>
        <text:p text:style-name="P6"><text:s text:c="4"/>gs = gradient(() -&gt; loss(ŷ, x_onehot), Flux.params(encoder, embedding, decoder))</text:p>
        <text:p text:style-name="P6"><text:s text:c="4"/>Flux.Optimise.update!(opt, Flux.params(encoder, embedding, decoder), gs)</text:p>
        <text:p text:style-name="P6"><text:s text:c="4"/>println("Epoch $epoch done")</text:p>
        <text:p text:style-name="P7">end</text:p>
      </text:section>
      <text:p text:style-name="P3"/>
      <text:h text:style-name="P1" text:outline-level="2"><text:span text:style-name="Strong_20_Emphasis">5. Generation (Autoregressive)</text:span></text:h>
      <text:section text:style-name="Sect1" text:name="Section7">
        <text:p text:style-name="P5"><text:bookmark text:name="code-block-viewer Copy 6"/>function generate_sequence(model, start_char, length)</text:p>
        <text:p text:style-name="P6"><text:s text:c="4"/>sequence = [start_char]</text:p>
        <text:p text:style-name="P6"><text:s text:c="4"/>for i in 2:length</text:p>
        <text:p text:style-name="P6"><text:s text:c="8"/>x_idx = [char2idx[c] for c in sequence]</text:p>
        <text:p text:style-name="P6"><text:s text:c="8"/>x = Flux.onehotbatch(x_idx, 1:vocab_size)</text:p>
        <text:p text:style-name="P6"><text:s text:c="8"/>x_emb = embedding(x) + positional_encoding(d_model, length(x_idx))</text:p>
        <text:p text:style-name="P6"><text:s text:c="8"/>y = encoder(x_emb)</text:p>
        <text:p text:style-name="P6"><text:s text:c="8"/>probs = Flux.softmax.(decoder(y[:, end]), dims=1)</text:p>
        <text:p text:style-name="P6"><text:s text:c="8"/>next_idx = Flux.onecold(probs)</text:p>
        <text:p text:style-name="P6"><text:s text:c="8"/>push!(sequence, idx2char[next_idx])</text:p>
        <text:p text:style-name="P6"><text:s text:c="4"/>end</text:p>
        <text:p text:style-name="P6"><text:s text:c="4"/>return join(sequence)</text:p>
        <text:p text:style-name="P6">end</text:p>
        <text:p text:style-name="P7">println(generate_sequence(encoder, 'a', 20))</text:p>
      </text:section>
      <text:p text:style-name="P3"/>
      <text:h text:style-name="P1" text:outline-level="2"><text:span text:style-name="Strong_20_Emphasis">6. Best Practices</text:span></text:h>
      <text:list text:style-name="L2">
        <text:list-item>
          <text:p text:style-name="P8"><text:span text:style-name="Strong_20_Emphasis">Layer Normalization:</text:span> Use <text:span text:style-name="Source_20_Text">LayerNorm</text:span> after attention and feedforward for stability.</text:p>
        </text:list-item>
        <text:list-item>
          <text:p text:style-name="P8"><text:span text:style-name="Strong_20_Emphasis">Residual Connections:</text:span> Always use residuals for deep models.</text:p>
        </text:list-item>
        <text:list-item>
          <text:p text:style-name="P8"><text:span text:style-name="Strong_20_Emphasis">Embedding &amp; Positional Encoding:</text:span> Crucial for token order.</text:p>
        </text:list-item>
        <text:list-item>
          <text:p text:style-name="P8"><text:span text:style-name="Strong_20_Emphasis">Multi-Head Attention:</text:span> Use multiple heads (e.g., 8–16) for capturing different features.</text:p>
        </text:list-item>
        <text:list-item>
          <text:p text:style-name="P8"><text:span text:style-name="Strong_20_Emphasis">Batching:</text:span> Use sequences with shape <text:span text:style-name="Source_20_Text">(sequence_length, batch_size, embedding_dim)</text:span> for parallel training.</text:p>
        </text:list-item>
        <text:list-item>
          <text:p text:style-name="P8"><text:span text:style-name="Strong_20_Emphasis">GPU:</text:span> Move embeddings, encoder, and decoder to GPU for speed:</text:p>
        </text:list-item>
      </text:list>
      <text:section text:style-name="Sect1" text:name="Section8">
        <text:p text:style-name="P5"><text:bookmark text:name="code-block-viewer Copy 7"/>if CUDA.has_cuda()</text:p>
        <text:p text:style-name="P6"><text:soft-page-break/><text:s text:c="4"/>encoder, embedding, decoder = encoder |&gt; gpu, embedding |&gt; gpu, decoder |&gt; gpu</text:p>
        <text:p text:style-name="P7">end</text:p>
      </text:section>
      <text:list text:style-name="L3">
        <text:list-item>
          <text:p text:style-name="P9"><text:span text:style-name="Strong_20_Emphasis">Sequence Length:</text:span> Truncate or pad sequences for batching.</text:p>
        </text:list-item>
      </text:list>
      <text:p text:style-name="P3"/>
      <text:h text:style-name="P1" text:outline-level="2"><text:span text:style-name="Strong_20_Emphasis">7. References</text:span></text:h>
      <text:list text:style-name="L4">
        <text:list-item>
          <text:p text:style-name="P10">Vaswani et al., <text:span text:style-name="Emphasis">Attention is All You Need</text:span>, NeurIPS 2017</text:p>
        </text:list-item>
        <text:list-item>
          <text:p text:style-name="P10">Goodfellow et al., <text:span text:style-name="Emphasis">Deep Learning</text:span>, MIT Press, 2016</text:p>
        </text:list-item>
        <text:list-item>
          <text:p text:style-name="P10">Flux.jl Official Documentation: <text:a xlink:type="simple" xlink:href="https://fluxml.ai/Flux.jl/stable/" office:target-frame-name="_new" xlink:show="replace" text:style-name="Internet_20_link" text:visited-style-name="Visited_20_Internet_20_Link">https://fluxml.ai/Flux.jl/stable/</text:a></text:p>
        </text:list-item>
        <text:list-item>
          <text:p text:style-name="P10">Hugging Face Transformers for inspiration: <text:a xlink:type="simple" xlink:href="https://huggingface.co/" office:target-frame-name="_new" xlink:show="replace" text:style-name="Internet_20_link" text:visited-style-name="Visited_20_Internet_20_Link">https://huggingface.co</text:a></text:p>
        </text:list-item>
      </text:list>
      <text:p text:style-name="P3"/>
      <text:p text:style-name="Text_20_body">✅ This handbook provides a <text:span text:style-name="Strong_20_Emphasis">production-ready blueprint for Transformers in Flux.jl</text:span>:</text:p>
      <text:list text:style-name="L5">
        <text:list-item>
          <text:p text:style-name="P11">Positional encoding</text:p>
        </text:list-item>
        <text:list-item>
          <text:p text:style-name="P11">Scaled dot-product &amp; multi-head attention</text:p>
        </text:list-item>
        <text:list-item>
          <text:p text:style-name="P11">Encoder blocks with residuals</text:p>
        </text:list-item>
        <text:list-item>
          <text:p text:style-name="P11">Embedding and decoding layers</text:p>
        </text:list-item>
        <text:list-item>
          <text:p text:style-name="P11">Training &amp; sequence generation</text:p>
        </text:list-item>
        <text:list-item>
          <text:p text:style-name="P11">GPU acceleration</text:p>
        </text:list-item>
      </text:list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4T13:29:52.255939900</meta:creation-date>
    <dc:date>2026-02-24T13:36:29.452351200</dc:date>
    <meta:editing-duration>PT1M2S</meta:editing-duration>
    <meta:editing-cycles>4</meta:editing-cycles>
    <meta:generator>LibreOffice/25.2.4.2$Windows_X86_64 LibreOffice_project/508ff62361999404a9d3590fe47df713b5888744</meta:generator>
    <meta:document-statistic meta:table-count="0" meta:image-count="0" meta:object-count="0" meta:page-count="5" meta:paragraph-count="142" meta:word-count="651" meta:character-count="5196" meta:non-whitespace-character-count="4381"/>
  </office:meta>
</office:document-meta>
</file>